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automatic-styles>
    <style:style style:name="P1" style:family="Paragraph">
      <style:text-properties fo:font-size="12pt"/>
    </style:style>
    <style:style style:name="T2" style:family="text">
      <style:text-properties fo:font-size="30pt"/>
    </style:style>
    <style:style style:name="T4" style:family="text">
      <style:text-properties fo:font-size="14pt" fo:font-weight="bol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  <style:text-properties fo:font-family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  <style:text-properties fo:font-family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  <style:text-properties fo:font-family="Open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cm" fo:text-indent="-0.635cm" fo:margin-left="4cm"/>
        </style:list-level-properties>
        <style:text-properties fo:font-family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cm" fo:text-indent="-0.635cm" fo:margin-left="5cm"/>
        </style:list-level-properties>
        <style:text-properties fo:font-family="OpenSymbol"/>
      </text:list-level-style-bullet>
    </text:list-style>
    <style:style style:name="T5" style:family="paragraph" style:list-style-name="L1">
      <style:text-properties fo:font-size="14pt"/>
    </style:style>
    <style:style style:name="T6" style:family="paragraph" style:list-style-name="L1">
      <style:text-properties fo:font-size="14pt"/>
    </style:style>
    <style:style style:name="T4" style:family="text">
      <style:text-properties fo:font-size="14pt" fo:font-weight="bold"/>
    </style:style>
    <text:list-style style:name="L2"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cm" fo:text-indent="-0.635cm" fo:margin-left="5cm"/>
        </style:list-level-properties>
        <style:text-properties fo:font-family="OpenSymbol"/>
      </text:list-level-style-bullet>
      <text:list-level-style-number text:level="1" style:num-format="a" style:num-suffix=".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</text:list-level-style-number>
      <text:list-level-style-number text:level="2" style:num-format="a" style:num-suffix=".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  <style:text-properties fo:font-family="Open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cm" fo:text-indent="-0.635cm" fo:margin-left="4cm"/>
        </style:list-level-properties>
        <style:text-properties fo:font-family="OpenSymbol"/>
      </text:list-level-style-bullet>
    </text:list-style>
    <style:style style:name="T7" style:family="paragraph" style:list-style-name="L2">
      <style:text-properties fo:font-size="14pt"/>
    </style:style>
    <style:style style:name="T8" style:family="paragraph" style:list-style-name="L2">
      <style:text-properties fo:font-size="14pt"/>
    </style:style>
    <style:style style:name="T9" style:family="paragraph" style:list-style-name="L2">
      <style:text-properties fo:font-size="14pt" fo:font-weight="bold"/>
    </style:style>
    <style:style style:name="T4" style:family="text">
      <style:text-properties fo:font-size="14pt" fo:font-weight="bold"/>
    </style: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  <style:text-properties fo:font-family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  <style:text-properties fo:font-family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  <style:text-properties fo:font-family="Open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cm" fo:text-indent="-0.635cm" fo:margin-left="4cm"/>
        </style:list-level-properties>
        <style:text-properties fo:font-family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cm" fo:text-indent="-0.635cm" fo:margin-left="5cm"/>
        </style:list-level-properties>
        <style:text-properties fo:font-family="OpenSymbol"/>
      </text:list-level-style-bullet>
    </text:list-style>
    <style:style style:name="T10" style:family="paragraph" style:list-style-name="L3">
      <style:text-properties fo:font-size="14pt"/>
    </style:style>
    <text:list-style style:name="L2">
      <text:list-level-style-number text:level="2" style:num-format="a" style:num-suffix=".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  <style:text-properties fo:font-family="Open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cm" fo:text-indent="-0.635cm" fo:margin-left="4cm"/>
        </style:list-level-properties>
        <style:text-properties fo:font-family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cm" fo:text-indent="-0.635cm" fo:margin-left="5cm"/>
        </style:list-level-properties>
        <style:text-properties fo:font-family="OpenSymbol"/>
      </text:list-level-style-bullet>
      <text:list-level-style-number text:level="1" style:num-format="a" style:num-suffix=".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</text:list-level-style-number>
    </text:list-style>
    <style:style style:name="T7" style:family="paragraph" style:list-style-name="L2">
      <style:text-properties fo:font-size="14pt"/>
    </style:style>
    <style:style style:name="T8" style:family="paragraph" style:list-style-name="L2">
      <style:text-properties fo:font-size="14pt"/>
    </style:style>
    <style:style style:name="T9" style:family="paragraph" style:list-style-name="L2">
      <style:text-properties fo:font-size="14pt" fo:font-weight="bold"/>
    </style:style>
    <style:style style:name="T11" style:family="paragraph" style:list-style-name="L3">
      <style:text-properties fo:font-size="14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  <style:text-properties fo:font-family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  <style:text-properties fo:font-family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  <style:text-properties fo:font-family="Open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cm" fo:text-indent="-0.635cm" fo:margin-left="4cm"/>
        </style:list-level-properties>
        <style:text-properties fo:font-family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cm" fo:text-indent="-0.635cm" fo:margin-left="5cm"/>
        </style:list-level-properties>
        <style:text-properties fo:font-family="OpenSymbol"/>
      </text:list-level-style-bullet>
    </text:list-style>
    <style:style style:name="T5" style:family="paragraph" style:list-style-name="L1">
      <style:text-properties fo:font-size="14pt"/>
    </style:style>
    <style:style style:name="T6" style:family="paragraph" style:list-style-name="L1">
      <style:text-properties fo:font-size="14pt"/>
    </style:style>
  </office:automatic-styles>
  <office:body>
    <office:text>
      <text:p text:style-name="P1"><text:span text:style-name="T2">List</text:span></text:p>
      <text:p text:style-name="P1"><text:span text:style-name="T4">Simple list</text:span></text:p>
      <text:list text:style-name="L1">
        <text:list-item>
          <text:p text:style-name="T5">cucumber</text:p>
        </text:list-item>
        <text:list-item>
          <text:p text:style-name="T6">tomato</text:p>
        </text:list-item>
      </text:list>
      <text:p text:style-name="P1"><text:span text:style-name="T4">Custom list</text:span></text:p>
      <text:list text:style-name="L2">
        <text:list-item>
          <text:p text:style-name="T7">apple</text:p>
        </text:list-item>
        <text:list-item>
          <text:p text:style-name="T8">banana</text:p>
        </text:list-item>
        <text:list-item>
          <text:p text:style-name="T9">pineapple</text:p>
        </text:list-item>
      </text:list>
      <text:p text:style-name="P1"><text:span text:style-name="T4">Sublist</text:span></text:p>
      <text:list text:style-name="L3">
        <text:list-item>
          <text:p text:style-name="T10">fruits</text:p>
        </text:list-item>
        <text:list-item>
          <text:list text:style-name="L2">
            <text:list-item>
              <text:p text:style-name="T7">apple</text:p>
            </text:list-item>
            <text:list-item>
              <text:p text:style-name="T8">banana</text:p>
            </text:list-item>
            <text:list-item>
              <text:p text:style-name="T9">pineapple</text:p>
            </text:list-item>
          </text:list>
        </text:list-item>
        <text:list-item>
          <text:p text:style-name="T11">vegetables</text:p>
        </text:list-item>
        <text:list-item>
          <text:list text:style-name="L1">
            <text:list-item>
              <text:p text:style-name="T5">cucumber</text:p>
            </text:list-item>
            <text:list-item>
              <text:p text:style-name="T6">tomat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4-13T14:55:38Z</meta:creation-date>
    <dc:date>2025-04-13T14:55:38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